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Monospace2" svg:font-family="Monospace" style:font-pitch="fixed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5" svg:font-family="Arial" style:font-family-generic="modern" style:font-pitch="variable"/>
    <style:font-face style:name="Consolas2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7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3" style:family="graphic" style:parent-style-name="standard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17.107cm" fo:min-width="22.783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74cm" fo:padding-bottom="0.074cm" fo:padding-left="0.222cm" fo:padding-right="0.074cm" fo:wrap-option="wrap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89cm" fo:padding-bottom="0.089cm" fo:padding-left="0.267cm" fo:padding-right="0.089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93cm" fo:padding-bottom="0.093cm" fo:padding-left="0.278cm" fo:padding-right="0.093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3.448cm" fo:min-width="5.084cm" fo:padding-top="0.089cm" fo:padding-bottom="0.089cm" fo:padding-left="0.267cm" fo:padding-right="0.089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3.144cm" fo:min-width="4.477cm" fo:padding-top="0.241cm" fo:padding-bottom="0.241cm" fo:padding-left="0.722cm" fo:padding-right="0.241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8cm"/>
    </style:style>
    <style:style style:name="gr14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fo:min-height="2.344cm" fo:min-width="4.09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fo:min-height="2.344cm" fo:min-width="3.75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draw:fit-to-size="false" fo:min-height="1.446cm" fo:min-width="2.61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0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2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9.525cm" fo:min-width="12.7cm" fo:padding-top="0cm" fo:padding-bottom="0cm" fo:padding-left="0cm" fo:padding-right="0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shrink-to-fit" fo:min-height="11.049cm" fo:padding-top="0cm" fo:padding-bottom="0cm" fo:padding-left="0cm" fo:padding-right="0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7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18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1.525cm" fo:padding-top="0cm" fo:padding-bottom="0cm" fo:padding-left="0cm" fo:padding-right="0cm" fo:wrap-option="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fo:min-height="15.486cm" fo:padding-top="0.123cm" fo:padding-bottom="0.123cm" fo:padding-left="0.251cm" fo:padding-right="0.251cm" fo:wrap-option="no-wrap"/>
    </style:style>
    <style:style style:name="pr20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1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fo:min-height="12.626cm" fo:padding-top="0cm" fo:padding-bottom="0cm" fo:padding-left="0cm" fo:padding-right="0cm" fo:wrap-option="wrap"/>
    </style:style>
    <style:style style:name="pr2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fo:min-height="13.885cm" fo:padding-top="0.13cm" fo:padding-bottom="0.13cm" fo:padding-left="0.25cm" fo:padding-right="0.25cm" fo:wrap-option="wrap"/>
    </style:style>
    <style:style style:name="pr25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top="0cm" fo:margin-bottom="0cm" fo:line-height="100%"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2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 draw:fill-color="#ffffff"/>
      <style:text-properties fo:color="#6666ff" fo:font-size="36pt"/>
    </style:style>
    <style:style style:name="P27" style:family="paragraph">
      <style:paragraph-properties fo:margin-left="1.27cm" fo:margin-right="0cm" fo:text-align="start" fo:text-indent="-0.635cm" style:writing-mode="lr-tb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36pt"/>
    </style:style>
    <style:style style:name="P29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31" style:family="paragraph">
      <style:paragraph-properties fo:margin-top="0cm" fo:margin-bottom="0cm" fo:line-height="100%" fo:text-align="center" style:writing-mode="rl-tb"/>
    </style:style>
    <style:style style:name="P32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34" style:family="paragraph">
      <loext:graphic-properties draw:fill="solid" draw:fill-color="#ffff99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5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7" style:family="paragraph">
      <style:paragraph-properties fo:margin-top="0cm" fo:margin-bottom="0cm" fo:text-align="start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cm" fo:margin-right="0cm" fo:margin-top="0.20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42" style:family="paragraph">
      <style:paragraph-properties fo:margin-top="0.423cm" fo:margin-bottom="0cm" fo:line-height="100%" fo:text-align="start" style:writing-mode="rl-tb"/>
    </style:style>
    <style:style style:name="P43" style:family="paragraph">
      <style:paragraph-properties fo:margin-top="0.318cm" fo:margin-bottom="0cm" fo:line-height="100%" fo:text-align="start" style:writing-mode="rl-tb"/>
    </style:style>
    <style:style style:name="P4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top="0cm" fo:margin-bottom="0cm" fo:line-height="100%" fo:text-align="start" style:writing-mode="rl-tb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style:paragraph-properties fo:margin-top="0cm" fo:margin-bottom="0cm" fo:line-height="120%" fo:text-align="start" style:writing-mode="lr-tb"/>
    </style:style>
    <style:style style:name="P49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50" style:family="paragraph">
      <style:paragraph-properties fo:margin-top="0.423cm" fo:margin-bottom="0cm" fo:line-height="100%" fo:text-align="start" style:writing-mode="lr-tb"/>
    </style:style>
    <style:style style:name="P5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52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53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54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57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5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5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6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6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5" style:family="paragraph">
      <loext:graphic-properties draw:fill="none"/>
      <style:paragraph-properties fo:margin-left="0cm" fo:margin-right="0cm" fo:margin-top="0.245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28pt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8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70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7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7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7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9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0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9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21" style:family="text">
      <style:text-properties fo:color="#6666ff" fo:font-size="36pt"/>
    </style:style>
    <style:style style:name="T22" style:family="text">
      <style:text-properties fo:font-variant="normal" fo:text-transform="none" fo:color="#6666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9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c0066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8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9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8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Consolas3" fo:font-size="24pt" fo:letter-spacing="normal" fo:font-style="normal" style:text-underline-style="none" fo:font-weight="bold" style:font-size-asian="24pt" style:font-style-asian="normal" style:font-weight-asian="bold" style:font-name-complex="Consolas3" style:font-size-complex="2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bold" style:font-size-asian="24pt" style:font-style-asian="normal" style:font-weight-asian="bold" style:font-name-complex="Consolas3" style:font-size-complex="24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Arial3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Arial3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8" style:family="text">
      <style:text-properties fo:font-variant="normal" fo:text-transform="none" fo:color="#00b05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9" style:family="text">
      <style:text-properties fo:font-variant="normal" fo:text-transform="none" fo:color="#00b050" style:text-line-through-style="none" style:text-line-through-type="none" style:text-position="0% 100%" style:font-name="Arial3" fo:font-size="24pt" fo:letter-spacing="normal" fo:font-style="italic" style:text-underline-style="none" fo:font-weight="normal" style:font-name-asian="MS Gothic2" style:font-size-asian="24pt" style:font-style-asian="italic" style:font-weight-asian="normal" style:font-name-complex="Tahoma1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</text:span><text:span text:style-name="T1">1: Dr. </text:span><text:span text:style-name="T1">Ofir </text:span><text:span text:style-name="T1">Pele</text:span></text:p>
              </text:list-item>
              <text:list-item>
                <text:p text:style-name="P1"><text:span text:style-name="T1">Version </text:span><text:span text:style-name="T1">2: Dr. </text:span><text:span text:style-name="T1">Miri </text:span><text:span text:style-name="T1">Ben-</text:span><text:span text:style-name="T1">Nissan</text:span></text:p>
              </text:list-item>
              <text:list-item>
                <text:p text:style-name="P1"><text:span text:style-name="T1">Version </text:span><text:span text:style-name="T1">3: Dr. </text:span><text:span text:style-name="T1">Erel </text:span><text:span text:style-name="T1">Segal-</text:span><text:span text:style-name="T1">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rom </text:span><text:span text:style-name="T2">C to </text:span><text:span text:style-name="T2">C++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 xml:id="id2" draw:id="id2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2" draw:text-style-name="P11" draw:layer="layout" svg:width="23.282cm" svg:height="17.356cm" svg:x="1.058cm" svg:y="0.847cm">
          <text:p text:style-name="P8"><text:span text:style-name="T4">Why C++ is much more fun than C (C++ FAQ)?</text:span></text:p>
          <text:p text:style-name="P8"><text:span text:style-name="T4"/></text:p>
          <text:list text:style-name="L3">
            <text:list-item>
              <text:p text:style-name="P9"><text:span text:style-name="T5">Classes &amp; methods - OO design</text:span></text:p>
            </text:list-item>
            <text:list-item>
              <text:p text:style-name="P9"><text:span text:style-name="T5">Generic programming - Templates allow for code reuse</text:span></text:p>
            </text:list-item>
            <text:list-item>
              <text:p text:style-name="P9"><text:span text:style-name="T5">Function and operator overloading</text:span></text:p>
            </text:list-item>
            <text:list-item>
              <text:p text:style-name="P9"><text:span text:style-name="T5">Stricter type system (e.g. function args)</text:span></text:p>
            </text:list-item>
            <text:list-item>
              <text:p text:style-name="P9"><text:span text:style-name="T5">Some run-time checks &amp; memory control</text:span></text:p>
            </text:list-item>
          </text:list>
          <text:p text:style-name="P9"><text:span text:style-name="T6"/></text:p>
          <text:p text:style-name="P10"><text:span text:style-name="T6">A common and mature language that gives you high level and low level control</text:span></text:p>
          <text:p text:style-name="P10"><text:span text:style-name="T7">Have fun </text:span><text:span text:style-name="T8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 xml:id="id3" draw:id="id3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12" draw:layer="layout" svg:width="23.282cm" svg:height="17.356cm" svg:x="1.058cm" svg:y="0.847cm">
          <text:p text:style-name="P8"><text:span text:style-name="T4">Why C++ is much more fun than C (C++ FQA)?</text:span></text:p>
          <text:p text:style-name="P8"><text:span text:style-name="T4"/></text:p>
          <text:list text:style-name="L3">
            <text:list-item>
              <text:p text:style-name="P9"><text:span text:style-name="T7">Tons of corner cases</text:span></text:p>
            </text:list-item>
            <text:list-item>
              <text:p text:style-name="P9"><text:span text:style-name="T7">Duplicate features</text:span></text:p>
            </text:list-item>
            <text:list-item>
              <text:p text:style-name="P9"><text:span text:style-name="T7">Cryptic syntax </text:span></text:p>
            </text:list-item>
            <text:list-item>
              <text:p text:style-name="P9"><text:span text:style-name="T7">Undecidable syntax (uncompilable progarms!)</text:span></text:p>
            </text:list-item>
            <text:list-item>
              <text:p text:style-name="P9"><text:span text:style-name="T7">No two compilers agree on it</text:span></text:p>
            </text:list-item>
          </text:list>
          <text:p text:style-name="P9"><text:span text:style-name="T7"/></text:p>
          <text:p text:style-name="P10"><text:span text:style-name="T6">Probably one of the hardest computer languages to master. </text:span></text:p>
          <text:p text:style-name="P10"><text:span text:style-name="T7">Have fun </text:span><text:span text:style-name="T8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ריק" xml:id="id4" draw:id="id4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14" draw:layer="layout" svg:width="23.282cm" svg:height="17.356cm" svg:x="1.058cm" svg:y="0.847cm">
          <text:p text:style-name="P8"><text:span text:style-name="T4">C++ vs. Java</text:span></text:p>
          <text:p text:style-name="P13"><text:span text:style-name="T9">Java is much simpler to program - </text:span><text:span text:style-name="T9"><text:line-break/></text:span><text:span text:style-name="T10">removes many <text:s/>ambiguous and duplicate featues.</text:span></text:p>
          <text:p text:style-name="P13"><text:span text:style-name="T10"/></text:p>
          <text:p text:style-name="P8"><text:span text:style-name="T11">So why use C++ at all?</text:span></text:p>
          <text:list text:style-name="L3">
            <text:list-item>
              <text:p text:style-name="P9"><text:span text:style-name="T12">Basis to other languages</text:span><text:span text:style-name="T13">. Many other languages and operating systems are written in C/C++ (e.g Java, Python, Windows, Unix/Linux, Mac…). </text:span></text:p>
            </text:list-item>
            <text:list-item>
              <text:p text:style-name="P9"><text:span text:style-name="T12">Understanding</text:span><text:span text:style-name="T13">. With C++ you must understand what the computer is doing under the hood.</text:span></text:p>
            </text:list-item>
            <text:list-item>
              <text:p text:style-name="P9"><text:span text:style-name="T12">Zero-cost abstraction.</text:span><text:span text:style-name="T13"> tight memory and time management – important in embedded systems and real-time systems.</text:span></text:p>
            </text:list-item>
            <text:list-item>
              <text:p text:style-name="P9"><text:span text:style-name="T12">Common in big systems</text:span><text:span text:style-name="T13">. Google, Facebook and other big companies use (also) C++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 xml:id="id5" draw:id="id5">
        <office:forms form:automatic-focus="false" form:apply-design-mode="false"/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Histor</text:span><text:span text:style-name="T14">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5" draw:text-style-name="P17" draw:layer="layout" svg:width="7cm" svg:height="2.043cm" svg:x="-0.249cm" svg:y="9.133cm">
            <text:p text:style-name="P16"><text:span text:style-name="T15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6.241cm" svg:y="9.133cm">
            <text:p text:style-name="P18"><text:span text:style-name="T16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10.84cm" svg:y="9.133cm">
            <text:p text:style-name="P18"><text:span text:style-name="T16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15.438cm" svg:y="9.133cm">
            <text:p text:style-name="P18"><text:span text:style-name="T16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17" draw:layer="layout" svg:width="5.109cm" svg:height="2.043cm" svg:x="20.037cm" svg:y="9.133cm">
            <text:p text:style-name="P19"><text:span text:style-name="T17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8" draw:text-style-name="P20" draw:layer="layout" svg:width="5.079cm" svg:height="2.283cm" svg:x="6.35cm" svg:y="6.234cm">
          <text:p text:style-name="P13"><text:span text:style-name="T18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21" draw:layer="layout" svg:width="4.656cm" svg:height="2.283cm" svg:x="11.001cm" svg:y="11.218cm">
          <text:p text:style-name="P8"><text:span text:style-name="T18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21" draw:layer="layout" svg:width="4.444cm" svg:height="4.315cm" svg:x="15.75cm" svg:y="4.657cm">
          <text:p text:style-name="P13"><text:span text:style-name="T18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8" draw:text-style-name="P21" draw:layer="layout" svg:width="4.444cm" svg:height="7.363cm" svg:x="20.532cm" svg:y="1.693cm">
          <text:p text:style-name="P13"><text:span text:style-name="T18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" draw:text-style-name="P21" draw:layer="layout" svg:width="4.656cm" svg:height="2.283cm" svg:x="20.195cm" svg:y="11.238cm">
          <text:p text:style-name="P8"><text:span text:style-name="T18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21" draw:layer="layout" svg:width="4.656cm" svg:height="2.283cm" svg:x="15.685cm" svg:y="11.218cm">
          <text:p text:style-name="P8"><text:span text:style-name="T18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9" draw:text-style-name="P4" draw:layer="layout" svg:width="23.706cm" svg:height="3.174cm" svg:x="1.145cm" svg:y="14.393cm">
          <text:p text:style-name="P3"><text:span text:style-name="T19">We’ll learn parts of C++-11, 14, 17,</text:span></text:p>
          <text:p text:style-name="P3"><text:span text:style-name="T19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 xml:id="id6" draw:id="id6">
        <office:forms form:automatic-focus="false" form:apply-design-mode="false"/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0" draw:text-style-name="P22" draw:layer="layout" svg:width="9.065cm" svg:height="3.625cm" svg:x="0.007cm" svg:y="8.347cm">
            <text:p text:style-name="P18"><text:span text:style-name="T16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0" draw:text-style-name="P22" draw:layer="layout" svg:width="9.065cm" svg:height="3.625cm" svg:x="8.167cm" svg:y="8.347cm">
            <text:p text:style-name="P18"><text:span text:style-name="T16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24" draw:layer="layout" svg:width="9.065cm" svg:height="3.625cm" svg:x="16.326cm" svg:y="8.347cm">
            <text:p text:style-name="P23"><text:span text:style-name="T20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 xml:id="id7" draw:id="id7">
        <office:forms form:automatic-focus="false" form:apply-design-mode="false"/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Basic </text:span><text:span text:style-name="T14">Unix </text:span><text:span text:style-name="T14">comm</text:span><text:span text:style-name="T14">ands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2" draw:text-style-name="P26" draw:layer="layout" svg:width="12.954cm" svg:height="13.049cm" svg:x="0.508cm" svg:y="3.556cm">
          <draw:text-box>
            <text:p><text:span text:style-name="T21">ls</text:span></text:p>
            <text:p><text:span text:style-name="T21">ls -latr</text:span></text:p>
            <text:p text:style-name="P25"><text:span text:style-name="T22">cd </text:span><text:span text:style-name="T22">[dirna</text:span><text:span text:style-name="T22">me]</text:span></text:p>
            <text:p text:style-name="P25"><text:span text:style-name="T22">mkdir </text:span><text:span text:style-name="T22">[dirna</text:span><text:span text:style-name="T22">me]</text:span></text:p>
            <text:p text:style-name="P25"><text:span text:style-name="T22">cat </text:span><text:span text:style-name="T22">[filena</text:span><text:span text:style-name="T22">me]</text:span></text:p>
            <text:p text:style-name="P25"><text:span text:style-name="T22">nano </text:span><text:span text:style-name="T22">[filena</text:span><text:span text:style-name="T22">me]</text:span></text:p>
            <text:p text:style-name="P25"><text:span text:style-name="T22">grep </text:span><text:span text:style-name="T22">[word] </text:span></text:p>
            <text:p text:style-name="P25"><text:span text:style-name="T22">source </text:span><text:span text:style-name="T22">[filena</text:span><text:span text:style-name="T22">me]</text:span></text:p>
            <text:p text:style-name="P25"><text:span text:style-name="T22">rm </text:span><text:span text:style-name="T22">[filena</text:span><text:span text:style-name="T22">me]</text:span></text:p>
          </draw:text-box>
        </draw:frame>
        <draw:frame draw:style-name="gr13" draw:text-style-name="P28" draw:layer="layout" svg:width="12.7cm" svg:height="13.078cm" svg:x="12.954cm" svg:y="3.048cm">
          <draw:text-box>
            <text:p text:style-name="P25"><text:span text:style-name="T23"><text:s/></text:span><text:span text:style-name="T23">grep </text:span><text:span text:style-name="T23">… &lt; </text:span><text:span text:style-name="T23">input.tx</text:span><text:span text:style-name="T23">t</text:span></text:p>
            <text:p text:style-name="P25"><text:span text:style-name="T23"><text:s/></text:span><text:span text:style-name="T23">grep ... </text:span><text:span text:style-name="T23">&gt; <text:s/></text:span><text:span text:style-name="T23">output.</text:span><text:span text:style-name="T23">txt</text:span></text:p>
            <text:p text:style-name="P25"><text:span text:style-name="T23"><text:s/></text:span><text:span text:style-name="T23">ls -latr </text:span><text:span text:style-name="T23">| grep </text:span><text:span text:style-name="T23">bash</text:span></text:p>
            <text:p text:style-name="P27"><text:span text:style-name="T24"/></text:p>
            <text:p text:style-name="P27"><text:span text:style-name="T24"/></text:p>
            <text:p text:style-name="P27"><text:span text:style-name="T24"/></text:p>
            <text:p text:style-name="P27"><text:span text:style-name="T25">su</text:span></text:p>
            <text:p text:style-name="P27"><text:span text:style-name="T25">exit</text:span></text:p>
            <text:p text:style-name="P27"><text:span text:style-name="T25">sudo </text:span><text:span text:style-name="T25">apt </text:span><text:span text:style-name="T25">insta</text:span><text:span text:style-name="T25">ll ... 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כותרת_20_ותוכן" presentation:presentation-page-layout-name="AL2T11" xml:id="id8" draw:id="id8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rom </text:span><text:span text:style-name="T14">Sourc</text:span><text:span text:style-name="T14">e to </text:span><text:span text:style-name="T14">Execu</text:span><text:span text:style-name="T14">tion</text:span></text:p>
          </draw:text-box>
        </draw:frame>
        <draw:frame draw:name="מציין מיקום של כותרת תחתונה 3" presentation:style-name="pr9" draw:text-style-name="P30" draw:layer="layout" svg:width="25.036cm" svg:height="18.592cm" svg:x="0.178cm" svg:y="0.194cm" presentation:class="footer" presentation:user-transformed="true">
          <draw:text-box>
            <text:p text:style-name="P29"><text:span text:style-name="T16">CSU0027 </text:span><text:span text:style-name="T16">- System </text:span><text:span text:style-name="T16">Programm</text:span><text:span text:style-name="T16">ing, NTNU </text:span><text:span text:style-name="T16">CSIE</text:span></text:p>
          </draw:text-box>
        </draw:frame>
        <draw:frame draw:name="מציין מיקום של מספר שקופית 4" presentation:style-name="pr10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text:span text:style-name="T3"> / 99</text:span></text:p>
          </draw:text-box>
        </draw:frame>
        <draw:line draw:name="Line 3" draw:style-name="gr14" draw:text-style-name="P21" draw:layer="layout" svg:x1="0.178cm" svg:y1="8.89cm" svg:x2="1.702cm" svg:y2="9.313cm">
          <text:p/>
        </draw:line>
        <draw:custom-shape draw:name="Text Box 4" draw:style-name="gr15" draw:text-style-name="P32" draw:layer="layout" svg:width="3.213cm" svg:height="1.945cm" svg:x="0.089cm" svg:y="5.675cm">
          <text:p text:style-name="P31"><text:span text:style-name="T26">Source</text:span></text:p>
          <text:p text:style-name="P31"><text:span text:style-name="T26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16" draw:text-style-name="P33" draw:layer="layout" svg:width="4.598cm" svg:height="2.596cm" svg:x="1.702cm" svg:y="7.929cm">
          <text:p text:style-name="P8"><text:span text:style-name="T27">Preprocessor</text:span></text:p>
          <text:p text:style-name="P8"><text:span text:style-name="T28">clang</text:span></text:p>
          <text:p text:style-name="P8"><text:span text:style-name="T28">--preprocess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16" draw:text-style-name="P32" draw:layer="layout" svg:width="4.598cm" svg:height="2.596cm" svg:x="8.506cm" svg:y="7.929cm">
          <text:p text:style-name="P31"><text:span text:style-name="T27">Compiler</text:span></text:p>
          <text:p text:style-name="P8"><text:span text:style-name="T28">clang </text:span><text:span text:style-name="T28"><text:line-break/></text:span><text:span text:style-name="T28">--assemb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14" draw:text-style-name="P21" draw:layer="layout" svg:x1="13.185cm" svg:y1="9.317cm" svg:x2="17.105cm" svg:y2="9.326cm">
          <text:p/>
        </draw:line>
        <draw:custom-shape draw:name="Text Box 8" draw:style-name="gr15" draw:text-style-name="P32" draw:layer="layout" svg:width="3.568cm" svg:height="1.945cm" svg:x="13.196cm" svg:y="6.858cm">
          <text:p text:style-name="P31"><text:span text:style-name="T26">Assembly</text:span></text:p>
          <text:p text:style-name="P31"><text:span text:style-name="T26">Code (.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1" draw:layer="layout" svg:x1="6.389cm" svg:y1="9.326cm" svg:x2="8.506cm" svg:y2="9.327cm">
          <text:p/>
        </draw:line>
        <draw:custom-shape draw:name="AutoShape 10" draw:style-name="gr16" draw:text-style-name="P32" draw:layer="layout" svg:width="4.598cm" svg:height="2.596cm" svg:x="17.101cm" svg:y="7.924cm">
          <text:p text:style-name="P31"><text:span text:style-name="T27">Assembler</text:span></text:p>
          <text:p text:style-name="P8"><text:span text:style-name="T28">as </text:span><text:span text:style-name="T29">or</text:span><text:span text:style-name="T28"> clang </text:span><text:span text:style-name="T28"><text:line-break/></text:span><text:span text:style-name="T28">--compi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" draw:style-name="gr14" draw:text-style-name="P21" draw:layer="layout" svg:x1="19.901cm" svg:y1="10.521cm" svg:x2="19.902cm" svg:y2="13.524cm">
          <text:p/>
        </draw:line>
        <draw:custom-shape draw:name="Text Box 12" draw:style-name="gr15" draw:text-style-name="P32" draw:layer="layout" svg:width="4.47cm" svg:height="1.945cm" svg:x="15.431cm" svg:y="10.922cm">
          <text:p text:style-name="P31"><text:span text:style-name="T26">Object</text:span></text:p>
          <text:p text:style-name="P31"><text:span text:style-name="T26">Program (.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16" draw:text-style-name="P32" draw:layer="layout" svg:width="4.598cm" svg:height="2.596cm" svg:x="17.101cm" svg:y="13.529cm">
          <text:p text:style-name="P31"><text:span text:style-name="T27">Linker</text:span></text:p>
          <text:p text:style-name="P8"><text:span text:style-name="T28">ld </text:span><text:span text:style-name="T29">or</text:span><text:span text:style-name="T28"> clang </text:span><text:span text:style-name="T28"><text:line-break/></text:span><text:span text:style-name="T28"/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15" draw:text-style-name="P32" draw:layer="layout" svg:width="4.356cm" svg:height="1.098cm" svg:x="12.987cm" svg:y="13.622cm">
          <text:p text:style-name="P31"><text:span text:style-name="T26">Execu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17" draw:text-style-name="P32" draw:layer="layout" svg:width="4.259cm" svg:height="2.596cm" svg:x="8.903cm" svg:y="13.525cm">
          <text:p text:style-name="P31"><text:span text:style-name="T27">Loader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14" draw:text-style-name="P21" draw:layer="layout" svg:x1="17.1cm" svg:y1="14.926cm" svg:x2="13.101cm" svg:y2="14.927cm">
          <text:p/>
        </draw:line>
        <draw:custom-shape draw:name="AutoShape 19" draw:style-name="gr18" draw:text-style-name="P34" draw:layer="layout" svg:width="4.4cm" svg:height="2.398cm" svg:x="20.501cm" svg:y="10.724cm">
          <text:p text:style-name="P31"><text:span text:style-name="T30">stat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20" draw:style-name="gr18" draw:text-style-name="P34" draw:layer="layout" svg:width="4.4cm" svg:height="2.398cm" svg:x="8.046cm" svg:y="10.668cm">
          <text:p text:style-name="P31"><text:span text:style-name="T30">dynam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 Box 8" draw:style-name="gr15" draw:text-style-name="P32" draw:layer="layout" svg:width="5.071cm" svg:height="1.945cm" svg:x="5.588cm" svg:y="5.675cm">
          <text:p text:style-name="P8"><text:span text:style-name="T26">Preprocessed </text:span><text:span text:style-name="T26"><text:line-break/></text:span><text:span text:style-name="T2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frame draw:name="Rectangle 7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31"><text:page-number>&lt;number&gt;</text:page-number></text:span></text:p>
            </draw:text-box>
          </draw:frame>
          <draw:page-thumbnail draw:name="Rectangle 2" draw:style-name="gr1" draw:layer="layout" svg:width="14.216cm" svg:height="10.662cm" svg:x="2.752cm" svg:y="2.134cm" draw:page-number="8" presentation:class="page"/>
          <draw:frame draw:name="Rectangle 3" presentation:style-name="pr12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32">See also: </text:span><text:span text:style-name="T32">Compiler </text:span><text:span text:style-name="T32">Drivers in </text:span><text:span text:style-name="T33">“Linkers </text:span><text:span text:style-name="T33">and </text:span><text:span text:style-name="T33">Loaders,” </text:span><text:span text:style-name="T33">p.18</text:span></text:p>
            </draw:text-box>
          </draw:frame>
        </presentation:notes>
      </draw:page>
      <draw:page draw:name="page9" draw:style-name="dp3" draw:master-page-name="שקופית_20_כותרת" presentation:presentation-page-layout-name="AL1T0" xml:id="id9" draw:id="id9">
        <office:forms form:automatic-focus="false" form:apply-design-mode="false"/>
        <draw:frame draw:name="Subtitle 4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39"><text:span text:style-name="T34">Fill in </text:span><text:span text:style-name="T34">missing </text:span><text:span text:style-name="T34">types </text:span><text:span text:style-name="T34">from C, </text:span></text:p>
            <text:p text:style-name="P39"><text:span text:style-name="T34">in </text:span><text:span text:style-name="T34">somewha</text:span><text:span text:style-name="T34">t crude </text:span><text:span text:style-name="T34">way</text:span></text:p>
          </draw:text-box>
        </draw:frame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4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</text:span><text:span text:style-name="T2">missin</text:span><text:span text:style-name="T2">g </text:span><text:span text:style-name="T2">types</text:span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 xml:id="id10" draw:id="id10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strings </text:span><text:span text:style-name="T14">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41" draw:layer="layout" svg:width="24.129cm" svg:height="15.662cm" svg:x="0.508cm" svg:y="2.372cm" presentation:class="outline" presentation:user-transformed="true">
          <draw:text-box>
            <text:p text:style-name="P40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#include</text:span><text:span text:style-name="T36"> </text:span><text:span text:style-name="T37">&lt;string&gt;</text:span><text:span text:style-name="T36"> </text:span><text:span text:style-name="T36"><text:line-break/></text:span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std::</text:span><text:span text:style-name="T35">string</text:span><text:span text:style-name="T36"> str; </text:span><text:span text:style-name="T36"><text:line-break/></text:span><text:span text:style-name="T36">   </text:span><text:span text:style-name="T35">int</text:span><text:span text:style-name="T36"> a; </text:span><text:span text:style-name="T36"><text:line-break/></text:span><text:span text:style-name="T36">   </text:span><text:span text:style-name="T35">double</text:span><text:span text:style-name="T36"> b; </text:span><text:span text:style-name="T36"><text:line-break/></text:span><text:span text:style-name="T36">   std::cin &gt;&gt; str &gt;&gt; a &gt;&gt; b; </text:span><text:span text:style-name="T36"><text:line-break/></text:span><text:span text:style-name="T36">   </text:span><text:span text:style-name="T35">if</text:span><text:span text:style-name="T36">(std::cin.fail()) </text:span><text:span text:style-name="T36"><text:line-break/></text:span><text:span text:style-name="T36">   { </text:span><text:span text:style-name="T36"><text:line-break/></text:span><text:span text:style-name="T36">      std::cerr &lt;&lt; </text:span><text:span text:style-name="T37">"input problem\n"</text:span><text:span text:style-name="T36">; </text:span><text:span text:style-name="T36"><text:line-break/></text:span><text:span text:style-name="T36">      </text:span><text:span text:style-name="T35">return</text:span><text:span text:style-name="T36"> </text:span><text:span text:style-name="T38">1</text:span><text:span text:style-name="T36">; </text:span><text:span text:style-name="T36"><text:line-break/></text:span><text:span text:style-name="T36">   } </text:span><text:span text:style-name="T36"><text:line-break/></text:span><text:span text:style-name="T36">   std::cout &lt;&lt; </text:span><text:span text:style-name="T37">"I got: "</text:span><text:span text:style-name="T36">&lt;&lt; str &lt;&lt; </text:span><text:span text:style-name="T37">' '</text:span><text:span text:style-name="T36"> </text:span><text:span text:style-name="T36"><text:line-break/></text:span><text:span text:style-name="T36">   &lt;&lt; a &lt;&lt; </text:span><text:span text:style-name="T37">' '</text:span><text:span text:style-name="T36"> &lt;&lt; b &lt;&lt; std::endl; </text:span><text:span text:style-name="T36"><text:line-break/></text:span><text:span text:style-name="T36">} </text:span></text:p>
          </draw:text-box>
        </draw:frame>
        <draw:custom-shape draw:name="Text Box 4" draw:style-name="gr19" draw:text-style-name="P21" draw:layer="layout" svg:width="12.593cm" svg:height="2.859cm" svg:x="11.324cm" svg:y="2.813cm">
          <text:p text:style-name="P42"><text:span text:style-name="T18">More about string functions</text:span><text:span text:style-name="T18">:</text:span></text:p>
          <text:p text:style-name="P43"><text:span text:style-name="T39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0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32">Strings are </text:span><text:span text:style-name="T32">*similar* </text:span><text:span text:style-name="T32">but not the </text:span><text:span text:style-name="T32">same as </text:span><text:span text:style-name="T32">java </text:span><text:span text:style-name="T32">strings. </text:span></text:p>
              <text:p text:style-name="P37"><text:span text:style-name="T32">They are not </text:span><text:span text:style-name="T32">part of the </text:span><text:span text:style-name="T32">language </text:span><text:span text:style-name="T32">but part of </text:span><text:span text:style-name="T32">the </text:span><text:span text:style-name="T32">standard </text:span><text:span text:style-name="T32">library</text:span></text:p>
            </draw:text-box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 xml:id="id11" draw:id="id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Boole</text:span><text:span text:style-name="T14">an </text:span><text:span text:style-name="T14">variabl</text:span><text:span text:style-name="T14">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41" draw:layer="layout" svg:width="24.129cm" svg:height="15.662cm" svg:x="0.635cm" svg:y="2.752cm" presentation:class="outline" presentation:user-transformed="true">
          <draw:text-box>
            <text:p text:style-name="P44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</text:span><text:span text:style-name="T35">int</text:span><text:span text:style-name="T36"> a = </text:span><text:span text:style-name="T38">5</text:span><text:span text:style-name="T36">; </text:span><text:span text:style-name="T36"><text:line-break/></text:span><text:span text:style-name="T36">   </text:span><text:span text:style-name="T35">bool</text:span><text:span text:style-name="T36"> isZero = (a == </text:span><text:span text:style-name="T38">0</text:span><text:span text:style-name="T36">); </text:span></text:p>
            <text:p text:style-name="P44"><text:span text:style-name="T41"><text:s text:c="3"/></text:span><text:span text:style-name="T41">// same conditions </text:span><text:span text:style-name="T36"><text:line-break/></text:span><text:span text:style-name="T36">   </text:span><text:span text:style-name="T35">if</text:span><text:span text:style-name="T36">(!isZero &amp;&amp; isZero==</text:span><text:span text:style-name="T35">false</text:span><text:span text:style-name="T36"> &amp;&amp; </text:span><text:span text:style-name="T36"><text:line-break/></text:span><text:span text:style-name="T36">   isZero!=</text:span><text:span text:style-name="T35">true</text:span><text:span text:style-name="T36"> &amp;&amp; <text:s/>!!! isZero &amp;&amp; a ) </text:span><text:span text:style-name="T41"><text:line-break/></text:span><text:span text:style-name="T41"> <text:s text:c="2"/></text:span><text:span text:style-name="T36">{ </text:span><text:span text:style-name="T36"><text:line-break/></text:span><text:span text:style-name="T36">      std::cout &lt;&lt; </text:span><text:span text:style-name="T37">"a is not zero\n"</text:span><text:span text:style-name="T36">; </text:span><text:span text:style-name="T36"><text:line-break/></text:span><text:span text:style-name="T36">   } </text:span><text:span text:style-name="T36"><text:line-break/></text:span><text:span text:style-name="T36">} </text:span><text:span text:style-name="T36"><text:line-break/></text:span><text:span text:style-name="T36"><text:line-break/></text:span><text:span text:style-name="T36"/></text:p>
            <text:p text:style-name="P44"><text:span text:style-name="T36"><text:line-break/></text:span><text:span text:style-name="T36"/></text:p>
          </draw:text-box>
        </draw:frame>
        <draw:custom-shape draw:name="TextBox 1" draw:style-name="gr20" draw:text-style-name="P46" draw:layer="layout" svg:width="3.809cm" svg:height="2.283cm" svg:x="12.747cm" svg:y="4.657cm">
          <text:p text:style-name="P45"><text:span text:style-name="T18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21" draw:text-style-name="P46" draw:layer="layout" svg:width="3.809cm" svg:height="1.269cm" svg:x="2.28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22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C++-11 enum class" draw:style-name="dp3" draw:master-page-name="כותרת_20_ותוכן" presentation:presentation-page-layout-name="AL2T11" xml:id="id12" draw:id="id12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15"><text:span text:style-name="T14">C++-</text:span><text:span text:style-name="T14">11 </text:span><text:span text:style-name="T14">enum </text:span><text:span text:style-name="T14">class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8" draw:text-style-name="P21" draw:layer="layout" svg:width="24.341cm" svg:height="7.36cm" svg:x="0.423cm" svg:y="11.43cm">
          <text:p text:style-name="P48"><text:span text:style-name="T42">Season curr_season;</text:span><text:span text:style-name="T42"><text:line-break/></text:span><text:span text:style-name="T42">curr_season= </text:span><text:span text:style-name="T43">Season::AUTUMN;</text:span></text:p>
          <text:p text:style-name="P48"><text:span text:style-name="T42">curr_season= SUMMER; </text:span><text:span text:style-name="T44">// won’t compile! (good)</text:span></text:p>
          <text:p text:style-name="P48"><text:span text:style-name="T42">curr_season= 19; </text:span><text:span text:style-name="T44">// won’t compile! (good)</text:span></text:p>
          <text:p text:style-name="P48"><text:span text:style-name="T45">int</text:span><text:span text:style-name="T42"> prev_season= Season::SUMMER; </text:span><text:span text:style-name="T44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8" draw:text-style-name="P21" draw:layer="layout" svg:width="17.779cm" svg:height="7.362cm" svg:x="0.423cm" svg:y="3.787cm">
          <text:p text:style-name="P48"><text:span text:style-name="T45">enum </text:span><text:span text:style-name="T46">class</text:span><text:span text:style-name="T42"> Season : </text:span><text:span text:style-name="T46">char</text:span><text:span text:style-name="T42"> {</text:span></text:p>
          <text:p text:style-name="P48"><text:span text:style-name="T42"><text:tab/></text:span><text:span text:style-name="T42">WINTER,</text:span><text:span text:style-name="T42"><text:tab/></text:span><text:span text:style-name="T47">// = 0 by default</text:span></text:p>
          <text:p text:style-name="P48"><text:span text:style-name="T47"><text:tab/></text:span><text:span text:style-name="T42">SPRING,</text:span><text:span text:style-name="T42"><text:tab/></text:span><text:span text:style-name="T47">// = WINTER + 1</text:span></text:p>
          <text:p text:style-name="P48"><text:span text:style-name="T47"><text:tab/></text:span><text:span text:style-name="T42">SUMMER,</text:span><text:span text:style-name="T47"><text:tab/></text:span><text:span text:style-name="T47">// = WINTER + 2 </text:span><text:span text:style-name="T47"><text:line-break/></text:span><text:span text:style-name="T47"><text:tab/></text:span><text:span text:style-name="T42">AUTUMN</text:span><text:span text:style-name="T42"><text:tab/></text:span><text:span text:style-name="T47">// = WINTER + 3</text:span><text:span text:style-name="T47"><text:line-break/></text:span><text:span text:style-name="T4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שקופית_20_כותרת" presentation:presentation-page-layout-name="AL1T0" xml:id="id13" draw:id="id13">
        <office:forms form:automatic-focus="false" form:apply-design-mode="false"/>
        <draw:frame draw:name="Subtitle 5" presentation:style-name="pr17" draw:text-style-name="P2" draw:layer="layout" svg:width="17.779cm" svg:height="7.619cm" svg:x="3.598cm" svg:y="8.89cm" presentation:class="subtitle" presentation:user-transformed="true">
          <draw:text-box>
            <text:p text:style-name="P39"><text:span text:style-name="T48">Understa</text:span><text:span text:style-name="T48">nd and </text:span><text:span text:style-name="T48">remembe</text:span><text:span text:style-name="T48">r.</text:span></text:p>
            <text:p text:style-name="P39"><text:span text:style-name="T48"/></text:p>
            <text:list text:style-name="L5">
              <text:list-item>
                <text:p text:style-name="P40"><text:span text:style-name="T34">More </text:span><text:span text:style-name="T34">than </text:span><text:span text:style-name="T34">syntac</text:span><text:span text:style-name="T34">tic </text:span><text:span text:style-name="T34">sugar.</text:span></text:p>
              </text:list-item>
              <text:list-item>
                <text:p text:style-name="P40"><text:span text:style-name="T34">This is </text:span><text:span text:style-name="T34">how a </text:span><text:span text:style-name="T34">lot of </text:span><text:span text:style-name="T34">stuff </text:span><text:span text:style-name="T34">works </text:span><text:span text:style-name="T34">under </text:span><text:span text:style-name="T34">the </text:span><text:span text:style-name="T34">hood </text:span><text:span text:style-name="T34">(e.g. </text:span><text:span text:style-name="T34">inherit</text:span><text:span text:style-name="T34">ance)</text:span></text:p>
              </text:list-item>
            </text:list>
          </draw:text-box>
        </draw:frame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Overlo</text:span><text:span text:style-name="T2">ading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 xml:id="id14" draw:id="id14">
        <office:forms form:automatic-focus="false" form:apply-design-mode="false"/>
        <draw:frame draw:name="Rectangle 3" presentation:style-name="pr15" draw:text-style-name="P49" draw:layer="layout" svg:width="23.706cm" svg:height="15.874cm" svg:x="0.847cm" svg:y="2.54cm" presentation:class="outline" presentation:user-transformed="true">
          <draw:text-box>
            <text:p text:style-name="P40"><text:span text:style-name="T35">#include</text:span><text:span text:style-name="T36"> </text:span><text:span text:style-name="T37">&lt;stdio.h&gt;</text:span><text:span text:style-name="T36"> </text:span><text:span text:style-name="T36"><text:line-break/></text:span><text:span text:style-name="T35">void</text:span><text:span text:style-name="T36"> </text:span><text:span text:style-name="T49">foo</text:span><text:span text:style-name="T36">() </text:span><text:span text:style-name="T36"><text:line-break/></text:span><text:span text:style-name="T36">{ </text:span><text:span text:style-name="T36"><text:line-break/></text:span><text:span text:style-name="T36">   printf (</text:span><text:span text:style-name="T37">"foo()\n"</text:span><text:span text:style-name="T36">); </text:span><text:span text:style-name="T36"><text:line-break/></text:span><text:span text:style-name="T36">} </text:span><text:span text:style-name="T36"><text:line-break/></text:span><text:span text:style-name="T35">void</text:span><text:span text:style-name="T36"> </text:span><text:span text:style-name="T49">foo</text:span><text:span text:style-name="T36">(</text:span><text:span text:style-name="T35">int</text:span><text:span text:style-name="T36"> n) </text:span><text:span text:style-name="T36"><text:line-break/></text:span><text:span text:style-name="T36">{ </text:span><text:span text:style-name="T36"><text:line-break/></text:span><text:span text:style-name="T36">   printf (</text:span><text:span text:style-name="T37">"foo(%d)\n"</text:span><text:span text:style-name="T36">, n); </text:span><text:span text:style-name="T36"><text:line-break/></text:span><text:span text:style-name="T36">} </text:span><text:span text:style-name="T36"><text:line-break/></text:span><text:span text:style-name="T35">int</text:span><text:span text:style-name="T36"> </text:span><text:span text:style-name="T49">main</text:span><text:span text:style-name="T36">() </text:span><text:span text:style-name="T36"><text:line-break/></text:span><text:span text:style-name="T36">{ </text:span><text:span text:style-name="T36"><text:line-break/></text:span><text:span text:style-name="T36">   foo(</text:span><text:span text:style-name="T38">12</text:span><text:span text:style-name="T36">); </text:span><text:span text:style-name="T36"><text:line-break/></text:span><text:span text:style-name="T36">   foo(); </text:span><text:span text:style-name="T36"><text:line-break/></text:span><text:span text:style-name="T36">   </text:span><text:span text:style-name="T35">return</text:span><text:span text:style-name="T36"> </text:span><text:span text:style-name="T38">0</text:span><text:span text:style-name="T36">; </text:span><text:span text:style-name="T36"><text:line-break/></text:span><text:span text:style-name="T36">} </text:span></text:p>
          </draw:text-box>
        </draw:frame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ncti</text:span><text:span text:style-name="T14">on </text:span><text:span text:style-name="T14">overlo</text:span><text:span text:style-name="T14">ading </text:span><text:span text:style-name="T14">- C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line draw:name="Line 4" draw:style-name="gr23" draw:text-style-name="P21" draw:layer="layout" svg:x1="14.816cm" svg:y1="2.813cm" svg:x2="14.817cm" svg:y2="18.485cm">
          <text:p/>
        </draw:line>
        <draw:custom-shape draw:name="Text Box 5" draw:style-name="gr24" draw:text-style-name="P21" draw:layer="layout" svg:width="9.63cm" svg:height="5.843cm" svg:x="15.24cm" svg:y="2.813cm">
          <text:p text:style-name="P50"><text:span text:style-name="T18">Compilation output:</text:span></text:p>
          <text:p text:style-name="P13"><text:span text:style-name="T50"/></text:p>
          <text:p text:style-name="P13"><text:span text:style-name="T51">Error:</text:span></text:p>
          <text:p text:style-name="P13"><text:span text:style-name="T51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 xml:id="id15" draw:id="id15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ncti</text:span><text:span text:style-name="T14">on </text:span><text:span text:style-name="T14">overlo</text:span><text:span text:style-name="T14">ading </text:span><text:span text:style-name="T14">– C++</text:span></text:p>
          </draw:text-box>
        </draw:frame>
        <draw:frame draw:name="מציין מיקום של מספר שקופית 4" presentation:style-name="pr7" draw:text-style-name="P5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52" draw:layer="layout" svg:width="23.706cm" svg:height="15.874cm" svg:x="0.854cm" svg:y="1.757cm" presentation:class="outline" presentation:user-transformed="true">
          <draw:text-box>
            <text:p text:style-name="P40"><text:span text:style-name="T35"/></text:p>
            <text:p text:style-name="P40"><text:span text:style-name="T35"/></text:p>
            <text:p text:style-name="P40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void</text:span><text:span text:style-name="T36"> </text:span><text:span text:style-name="T49">foo</text:span><text:span text:style-name="T36">() {</text:span><text:span text:style-name="T36"><text:line-break/></text:span><text:span text:style-name="T36">   std::cout &lt;&lt; </text:span><text:span text:style-name="T37">"foo()\n"</text:span><text:span text:style-name="T36">; </text:span><text:span text:style-name="T36"><text:line-break/></text:span><text:span text:style-name="T36">} </text:span><text:span text:style-name="T36"><text:line-break/></text:span><text:span text:style-name="T35">void</text:span><text:span text:style-name="T36"> </text:span><text:span text:style-name="T49">foo</text:span><text:span text:style-name="T36">(</text:span><text:span text:style-name="T35">int</text:span><text:span text:style-name="T36"> n) { </text:span><text:span text:style-name="T36"><text:line-break/></text:span><text:span text:style-name="T36">   std::cout&lt;&lt;</text:span><text:span text:style-name="T37">"foo("</text:span><text:span text:style-name="T36">&lt;&lt;n&lt;&lt;</text:span><text:span text:style-name="T37">")\n"</text:span><text:span text:style-name="T36">; </text:span><text:span text:style-name="T36"><text:line-break/></text:span><text:span text:style-name="T36">} </text:span><text:span text:style-name="T36"><text:line-break/></text:span><text:span text:style-name="T35">int</text:span><text:span text:style-name="T36"> </text:span><text:span text:style-name="T49">main</text:span><text:span text:style-name="T36">() { </text:span><text:span text:style-name="T36"><text:line-break/></text:span><text:span text:style-name="T36">   foo(</text:span><text:span text:style-name="T38">12</text:span><text:span text:style-name="T36">); </text:span><text:span text:style-name="T36"><text:line-break/></text:span><text:span text:style-name="T36">   foo(); </text:span><text:span text:style-name="T36"><text:line-break/></text:span><text:span text:style-name="T36">} </text:span></text:p>
          </draw:text-box>
        </draw:frame>
        <draw:line draw:name="Line 4" draw:style-name="gr23" draw:text-style-name="P21" draw:layer="layout" svg:x1="16.086cm" svg:y1="2.963cm" svg:x2="16.087cm" svg:y2="18.635cm">
          <text:p/>
        </draw:line>
        <draw:custom-shape draw:name="Text Box 5" draw:style-name="gr24" draw:text-style-name="P53" draw:layer="layout" svg:width="9.101cm" svg:height="6.689cm" svg:x="16.298cm" svg:y="2.813cm">
          <text:p text:style-name="P50"><text:span text:style-name="T18">Output:</text:span></text:p>
          <text:p text:style-name="P50"><text:span text:style-name="T18">Compile, and print:</text:span></text:p>
          <text:p text:style-name="P13"><text:span text:style-name="T52">foo(12)</text:span></text:p>
          <text:p text:style-name="P13"><text:span text:style-name="T52">foo()</text:span></text:p>
          <text:p text:style-name="P5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5" presentation:class="page"/>
          <draw:frame draw:name="מציין מיקום של הערות 2" presentation:style-name="pr16" draw:text-style-name="P55" draw:layer="layout" svg:width="14.463cm" svg:height="12.787cm" svg:x="2.628cm" svg:y="13.507cm" presentation:class="notes" presentation:user-transformed="true">
            <draw:text-box>
              <text:p text:style-name="P54"><text:span text:style-name="T32">How does </text:span><text:span text:style-name="T32">the compiler </text:span><text:span text:style-name="T32">solve this in </text:span><text:span text:style-name="T32">the object </text:span><text:span text:style-name="T32">file? Name </text:span><text:span text:style-name="T32">mangeling</text:span></text:p>
              <text:p text:style-name="P54"><text:span text:style-name="T32">void Foo() </text:span><text:span text:style-name="T32">becomes for </text:span><text:span text:style-name="T32">example </text:span><text:span text:style-name="T32">foo@void </text:span><text:span text:style-name="T32">and foo(int) </text:span><text:span text:style-name="T32">may become </text:span><text:span text:style-name="T32">foo@I32</text:span></text:p>
            </draw:text-box>
          </draw:frame>
          <draw:frame draw:name="מציין מיקום של מספר שקופית 3" presentation:style-name="pr11" draw:text-style-name="P5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 xml:id="id16" draw:id="id16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Defaul</text:span><text:span text:style-name="T14">t </text:span><text:span text:style-name="T14">param</text:span><text:span text:style-name="T14">eter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57" draw:layer="layout" svg:width="23.706cm" svg:height="15.874cm" svg:x="0.847cm" svg:y="2.328cm" presentation:class="outline" presentation:user-transformed="true">
          <draw:text-box>
            <text:p text:style-name="P40"><text:span text:style-name="T53"/></text:p>
            <text:p text:style-name="P40"><text:span text:style-name="T53">#include</text:span><text:span text:style-name="T54"> </text:span><text:span text:style-name="T55">&lt;iostream&gt;</text:span><text:span text:style-name="T54"> </text:span><text:span text:style-name="T54"><text:line-break/></text:span><text:span text:style-name="T54"/></text:p>
            <text:p text:style-name="P40"><text:span text:style-name="T53">void</text:span><text:span text:style-name="T54"> </text:span><text:span text:style-name="T56">foo</text:span><text:span text:style-name="T54">(</text:span><text:span text:style-name="T53">int</text:span><text:span text:style-name="T54"> n=5) </text:span><text:span text:style-name="T54"><text:line-break/></text:span><text:span text:style-name="T54">{ </text:span><text:span text:style-name="T54"><text:line-break/></text:span><text:span text:style-name="T54">   std::cout &lt;&lt; n; </text:span><text:span text:style-name="T54"><text:line-break/></text:span><text:span text:style-name="T54">} </text:span></text:p>
            <text:p text:style-name="P40"><text:span text:style-name="T54"><text:line-break/></text:span><text:span text:style-name="T53">int</text:span><text:span text:style-name="T54"> </text:span><text:span text:style-name="T56">main</text:span><text:span text:style-name="T54">() </text:span><text:span text:style-name="T54"><text:line-break/></text:span><text:span text:style-name="T54">{ </text:span><text:span text:style-name="T54"><text:line-break/></text:span><text:span text:style-name="T54">      foo(); </text:span><text:span text:style-name="T54"><text:line-break/></text:span><text:span text:style-name="T54">} </text:span></text:p>
          </draw:text-box>
        </draw:frame>
        <draw:line draw:name="Line 4" draw:style-name="gr23" draw:text-style-name="P21" draw:layer="layout" svg:x1="16.086cm" svg:y1="2.963cm" svg:x2="16.087cm" svg:y2="18.635cm">
          <text:p/>
        </draw:line>
        <draw:custom-shape draw:name="Text Box 5" draw:style-name="gr24" draw:text-style-name="P21" draw:layer="layout" svg:width="9.101cm" svg:height="5.673cm" svg:x="16.298cm" svg:y="2.813cm">
          <text:p text:style-name="P50"><text:span text:style-name="T18">Output:</text:span></text:p>
          <text:p text:style-name="P50"><text:span text:style-name="T18">Compile, and print:</text:span></text:p>
          <text:p text:style-name="P13"><text:span text:style-name="T52">foo(5)</text:span></text:p>
          <text:p text:style-name="P5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user-transformed="true">
            <draw:text-box>
              <text:p text:style-name="P54"><text:span text:style-name="T32">How does </text:span><text:span text:style-name="T32">the compiler </text:span><text:span text:style-name="T32">solve this in </text:span><text:span text:style-name="T32">the object </text:span><text:span text:style-name="T32">file? Name </text:span><text:span text:style-name="T32">mangeling</text:span></text:p>
              <text:p text:style-name="P54"><text:span text:style-name="T32">void Foo() </text:span><text:span text:style-name="T32">becomes for </text:span><text:span text:style-name="T32">example </text:span><text:span text:style-name="T32">foo@void </text:span><text:span text:style-name="T32">and foo(int) </text:span><text:span text:style-name="T32">may become </text:span><text:span text:style-name="T32">foo@I32</text:span></text:p>
            </draw:text-box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Overload resolution" draw:style-name="dp3" draw:master-page-name="כותרת_20_ותוכן" presentation:presentation-page-layout-name="AL2T11" xml:id="id17" draw:id="id17">
        <office:forms form:automatic-focus="false" form:apply-design-mode="false"/>
        <draw:frame draw:name="Title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Overlo</text:span><text:span text:style-name="T14">ad </text:span><text:span text:style-name="T14">resolu</text:span><text:span text:style-name="T14">tion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Content Placeholder 3" presentation:style-name="pr15" draw:text-style-name="P41" draw:layer="layout" svg:width="23.706cm" svg:height="12.954cm" svg:x="0.678cm" svg:y="3.302cm" presentation:class="outline" presentation:user-transformed="true">
          <draw:text-box>
            <text:list text:style-name="L6">
              <text:list-item>
                <text:p text:style-name="P58"><text:span text:style-name="T57">Find all functions with same name “candidates”. Let’s </text:span><text:span text:style-name="T57">call them O1.</text:span></text:p>
              </text:list-item>
              <text:list-item>
                <text:p text:style-name="P58"><text:span text:style-name="T57">Find O2 subset of O1 which have the correct number </text:span><text:span text:style-name="T57">of arguments - <text:s/>“viable candidates”</text:span></text:p>
              </text:list-item>
              <text:list-item>
                <text:p text:style-name="P58"><text:span text:style-name="T57">Find O3 subset of O2 with best matching arguments.</text:span></text:p>
              </text:list-item>
            </text:list>
            <text:p text:style-name="P40"><text:span text:style-name="T57"><text:tab/></text:span><text:span text:style-name="T57">if |O3|=1</text:span></text:p>
            <text:p text:style-name="P40"><text:span text:style-name="T57"><text:tab/></text:span><text:span text:style-name="T57"><text:tab/></text:span><text:span text:style-name="T57"> </text:span><text:span text:style-name="T57">use that function.</text:span></text:p>
            <text:p text:style-name="P40"><text:span text:style-name="T57"><text:tab/></text:span><text:span text:style-name="T57">else (0 or more than 1):</text:span></text:p>
            <text:p text:style-name="P40"><text:span text:style-name="T57"><text:tab/></text:span><text:span text:style-name="T57"><text:tab/></text:span><text:span text:style-name="T57"> </text:span><text:span text:style-name="T57">emit compilation error.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שקופית_20_כותרת" presentation:presentation-page-layout-name="AL1T0" xml:id="id18" draw:id="id18">
        <office:forms form:automatic-focus="false" form:apply-design-mode="false"/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Inline </text:span><text:span text:style-name="T2">functio</text:span><text:span text:style-name="T2">ns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line functions / methods" draw:style-name="dp3" draw:master-page-name="Default" xml:id="id19" draw:id="id19">
        <office:forms form:automatic-focus="false" form:apply-design-mode="false"/>
        <draw:custom-shape draw:name="מציין מיקום של מספר שקופית 2" draw:style-name="gr25" draw:text-style-name="P60" draw:layer="layout" svg:width="1.203cm" svg:height="0.936cm" svg:x="24.196cm" svg:y="18.113cm">
          <text:p text:style-name="P59"><text:span text:style-name="T5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8" draw:text-style-name="P62" draw:layer="layout" svg:width="21.478cm" svg:height="1.525cm" svg:x="1.89cm" svg:y="0.762cm" presentation:class="title" presentation:user-transformed="true">
          <draw:text-box>
            <text:p text:style-name="P61"><text:span text:style-name="T59">Inline </text:span><text:span text:style-name="T59">functi</text:span><text:span text:style-name="T59">ons / </text:span><text:span text:style-name="T59">metho</text:span><text:span text:style-name="T59">ds</text:span></text:p>
          </draw:text-box>
        </draw:frame>
        <draw:frame draw:name="מציין מיקום טקסט 2" presentation:style-name="pr19" draw:text-style-name="P65" draw:layer="layout" svg:width="23.442cm" svg:height="15.732cm" svg:x="1.016cm" svg:y="2.556cm" presentation:class="outline" presentation:user-transformed="true">
          <draw:text-box>
            <text:p text:style-name="P63"><text:span text:style-name="T60"/></text:p>
            <text:list text:style-name="L7">
              <text:list-item>
                <text:p text:style-name="P63"><text:span text:style-name="T60">A </text:span><text:span text:style-name="T61">hint</text:span><text:span text:style-name="T60"> to a compiler to put function’s code inline, </text:span></text:p>
              </text:list-item>
            </text:list>
            <text:p text:style-name="P64"><text:span text:style-name="T60">rather than perform a regular function call.</text:span></text:p>
            <text:p text:style-name="P64"><text:span text:style-name="T60">When the compiler must produce an address of the </text:span></text:p>
            <text:p text:style-name="P64"><text:span text:style-name="T60">function, it will always reject our request.</text:span></text:p>
            <text:p text:style-name="P64"><text:span text:style-name="T60"/></text:p>
            <text:list text:continue-numbering="true" text:style-name="L7">
              <text:list-item>
                <text:p text:style-name="P63"><text:span text:style-name="T60">Objective: improve </text:span><text:span text:style-name="T61">performance</text:span><text:span text:style-name="T60"> of </text:span><text:span text:style-name="T61">small</text:span><text:span text:style-name="T60">, </text:span></text:p>
              </text:list-item>
            </text:list>
            <text:p text:style-name="P64"><text:span text:style-name="T60">frequently used functions.</text:span></text:p>
            <text:p text:style-name="P63"><text:span text:style-name="T60"/></text:p>
            <text:list text:continue-numbering="true" text:style-name="L7">
              <text:list-item>
                <text:p text:style-name="P63"><text:span text:style-name="T60">An inline function defined in .cpp file is not </text:span></text:p>
              </text:list-item>
            </text:list>
            <text:p text:style-name="P64"><text:span text:style-name="T60">recognized in other source files.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19" presentation:class="page"/>
          <draw:frame draw:name="מציין מיקום של הערות 2" presentation:style-name="pr20" draw:text-style-name="P38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 vs C++ : macro vs inlining" draw:style-name="dp3" draw:master-page-name="Default" xml:id="id20" draw:id="id20">
        <office:forms form:automatic-focus="false" form:apply-design-mode="false"/>
        <draw:custom-shape draw:name="מציין מיקום של מספר שקופית 2" draw:style-name="gr25" draw:text-style-name="P60" draw:layer="layout" svg:width="1.203cm" svg:height="0.936cm" svg:x="24.196cm" svg:y="18.113cm">
          <text:p text:style-name="P59"><text:span text:style-name="T5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1" draw:text-style-name="P67" draw:layer="layout" svg:width="21.478cm" svg:height="3.181cm" svg:x="3.364cm" svg:y="0.42cm" presentation:class="title" presentation:user-transformed="true">
          <draw:text-box>
            <text:p text:style-name="P66"><text:span text:style-name="T62">C</text:span><text:span text:style-name="T59"> vs </text:span><text:span text:style-name="T63">C++</text:span><text:span text:style-name="T59"> : </text:span><text:span text:style-name="T62">macro</text:span><text:span text:style-name="T59"> </text:span><text:span text:style-name="T59">vs </text:span><text:span text:style-name="T63">inlinin</text:span><text:span text:style-name="T63">g</text:span></text:p>
          </draw:text-box>
        </draw:frame>
        <draw:frame draw:name="מציין מיקום טקסט 2" presentation:style-name="pr22" draw:text-style-name="P71" draw:layer="layout" svg:width="24.01cm" svg:height="12.626cm" svg:x="0.762cm" svg:y="4.064cm" presentation:class="outline" presentation:user-transformed="true">
          <draw:text-box>
            <text:p text:style-name="P64"><text:span text:style-name="T60"><text:s text:c="9"/></text:span><text:span text:style-name="T60">compare:</text:span></text:p>
            <text:p text:style-name="P68"><text:span text:style-name="T60"/></text:p>
            <text:p text:style-name="P69"><text:span text:style-name="T64"><text:s text:c="17"/></text:span><text:span text:style-name="T64">define SQUARE(x) ((x)*(x))</text:span></text:p>
            <text:p text:style-name="P69"><text:span text:style-name="T64"><text:s text:c="17"/></text:span><text:span text:style-name="T64">SQUARE(i++) // unexpected behavior</text:span></text:p>
            <text:p text:style-name="P70"><text:span text:style-name="T60"/></text:p>
            <text:p text:style-name="P70"><text:span text:style-name="T60">to</text:span></text:p>
            <text:p text:style-name="P70"><text:span text:style-name="T60"/></text:p>
            <text:p text:style-name="P69"><text:span text:style-name="T65"><text:tab/></text:span><text:span text:style-name="T65"><text:tab/></text:span><text:span text:style-name="T65"><text:tab/></text:span><text:span text:style-name="T65"> <text:s text:c="3"/></text:span><text:span text:style-name="T65">inline int square(int x) { return x*x; }</text:span></text:p>
            <text:p text:style-name="P69"><text:span text:style-name="T65"><text:s text:c="16"/></text:span><text:span text:style-name="T65">square</text:span><text:span text:style-name="T65">(i++) // good behavior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20" presentation:class="page"/>
          <draw:frame draw:name="מציין מיקום של הערות 2" presentation:style-name="pr20" draw:text-style-name="P38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5" draw:master-page-name="Default">
        <office:forms form:automatic-focus="false" form:apply-design-mode="false"/>
        <draw:custom-shape draw:name="מציין מיקום של מספר שקופית 2" draw:style-name="gr25" draw:text-style-name="P60" draw:layer="layout" svg:width="1.203cm" svg:height="0.936cm" svg:x="24.196cm" svg:y="18.113cm">
          <text:p text:style-name="P59"><text:span text:style-name="T5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3" draw:text-style-name="P67" draw:layer="layout" svg:width="23.943cm" svg:height="3.441cm" svg:x="0.299cm" svg:y="0.273cm" presentation:class="title" presentation:user-transformed="true">
          <draw:text-box>
            <text:p text:style-name="P66"><text:span text:style-name="T59">Tradeo</text:span><text:span text:style-name="T59">ffs:</text:span><text:span text:style-name="T59"><text:line-break/></text:span><text:span text:style-name="T59">Inline </text:span><text:span text:style-name="T59">vs. </text:span><text:span text:style-name="T59">Regul</text:span><text:span text:style-name="T59">ar </text:span><text:span text:style-name="T59">Functi</text:span><text:span text:style-name="T59">ons / </text:span><text:span text:style-name="T59">Metho</text:span><text:span text:style-name="T59">ds</text:span></text:p>
          </draw:text-box>
        </draw:frame>
        <draw:frame draw:name="מציין מיקום טקסט 2" presentation:style-name="pr24" draw:text-style-name="P71" draw:layer="layout" svg:width="24.402cm" svg:height="14.145cm" svg:x="0.499cm" svg:y="4.124cm" presentation:class="outline" presentation:user-transformed="true">
          <draw:text-box>
            <text:list text:style-name="L7">
              <text:list-item>
                <text:p text:style-name="P72"><text:span text:style-name="T66">Regular functions – when called, compiler stores return </text:span><text:span text:style-name="T66">address of call, allocates memory for local variables, etc.</text:span></text:p>
              </text:list-item>
            </text:list>
            <text:p text:style-name="P72"><text:span text:style-name="T67"/></text:p>
            <text:list text:continue-numbering="true" text:style-name="L7">
              <text:list-item>
                <text:p text:style-name="P72"><text:span text:style-name="T68">Inline functions – no function call overhead, hence usually </text:span><text:span text:style-name="T68">faster execution (especially!) as the compiler will be able to </text:span><text:span text:style-name="T68">optimize </text:span><text:span text:style-name="T69">through</text:span><text:span text:style-name="T68"> the call ("procedural integration"). </text:span></text:p>
              </text:list-item>
            </text:list>
            <text:p text:style-name="P73"><text:span text:style-name="T67"/></text:p>
            <text:list text:continue-numbering="true" text:style-name="L7">
              <text:list-item>
                <text:p text:style-name="P72"><text:span text:style-name="T66">Inline functions - code is copied into program in place of call </text:span><text:span text:style-name="T66">– can enlarge executable program</text:span></text:p>
              </text:list-item>
            </text:list>
            <text:p text:style-name="P72"><text:span text:style-name="T67"/></text:p>
            <text:list text:continue-numbering="true" text:style-name="L7">
              <text:list-item>
                <text:p text:style-name="P72"><text:span text:style-name="T66">Inline functions - can enlarge compile time. You compile the </text:span><text:span text:style-name="T66">inline function again and again in every place it's used.</text:span></text:p>
              </text:list-item>
            </text:list>
          </draw:text-box>
        </draw:frame>
        <presentation:notes draw:style-name="dp4">
          <draw:custom-shape draw:name="מלבן 1" draw:style-name="gr26" draw:text-style-name="P7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25" draw:text-style-name="P38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Monospace2" svg:font-family="Monospace" style:font-pitch="fixed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5" svg:font-family="Arial" style:font-family-generic="modern" style:font-pitch="variable"/>
    <style:font-face style:name="Consolas2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7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09">9/3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</text:span><text:span text:style-name="MT4">כדי </text:span><text:span text:style-name="MT4">לערוך </text:span><text:span text:style-name="MT4">סגנון </text:span><text:span text:style-name="MT4">כותרת </text:span><text:span text:style-name="MT4">של </text:span><text:span text:style-name="MT4">תבני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09">9/3/18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</text:span><text:span text:style-name="MT5">כדי </text:span><text:span text:style-name="MT5">לערוך </text:span><text:span text:style-name="MT5">סגנון </text:span><text:span text:style-name="MT5">כותרת </text:span><text:span text:style-name="MT5">של </text:span><text:span text:style-name="MT5">תבנית </text:span><text:span text:style-name="MT5">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</text:span><text:span text:style-name="MT9">כדי </text:span><text:span text:style-name="MT9">לערוך </text:span><text:span text:style-name="MT9">סגנון </text:span><text:span text:style-name="MT9">כותרת </text:span><text:span text:style-name="MT9">של </text:span><text:span text:style-name="MT9">תבנית </text:span><text:span text:style-name="MT9">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94</meta:editing-cycles>
    <meta:print-date>1999-11-04T13:06:28</meta:print-date>
    <meta:creation-date>1999-10-10T10:49:40</meta:creation-date>
    <dc:date>2018-03-09T09:10:49.773286581</dc:date>
    <meta:editing-duration>P27DT6H32M49S</meta:editing-duration>
    <meta:generator>LibreOffice/5.1.6.2$Linux_X86_64 LibreOffice_project/10m0$Build-2</meta:generator>
    <meta:document-statistic meta:object-count="215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